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5db4" officeooo:paragraph-rsid="00185db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85db4" officeooo:paragraph-rsid="00185db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Output</text:p>
      <text:p text:style-name="P1"/>
      <text:p text:style-name="P2">ClockMain.java output:</text:p>
      <text:p text:style-name="P2"/>
      <text:p text:style-name="P2">bonnettd@aldenv107:~/cs112s2015/cs112s2015-bonnettd/labs/lab2$ java ClockMain</text:p>
      <text:p text:style-name="P2">Adding -10000 seconds</text:p>
      <text:p text:style-name="P2">The time is: 6:55:45</text:p>
      <text:p text:style-name="P2">2015/1/1</text:p>
      <text:p text:style-name="P2"/>
      <text:p text:style-name="P2">ClockTester.java output:</text:p>
      <text:p text:style-name="P2"/>
      <text:p text:style-name="P2">bonnettd@aldenv107:~/cs112s2015/cs112s2015-bonnettd/labs/lab2$ java ClockTester</text:p>
      <text:p text:style-name="P2">Creating Clock object</text:p>
      <text:p text:style-name="P2">The time is: 12:0:0 AM</text:p>
      <text:p text:style-name="P2"></text:p>
      <text:p text:style-name="P2">1/2/2003</text:p>
      <text:p text:style-name="P2">The time is: 12:34:56 AM</text:p>
      <text:p text:style-name="P2"></text:p>
      <text:p text:style-name="P2">2/2/2015</text:p>
      <text:p text:style-name="P2">Adding 10000 seconds</text:p>
      <text:p text:style-name="P2">Adding 10000 seconds</text:p>
      <text:p text:style-name="P2">The time is: 3:21:36 AM</text:p>
      <text:p text:style-name="P2"></text:p>
      <text:p text:style-name="P2">2/2/2015</text:p>
      <text:p text:style-name="P2"></text:p>
      <text:p text:style-name="P2">Creating BetterClock object</text:p>
      <text:p text:style-name="P2">The time is: 4:45:0</text:p>
      <text:p text:style-name="P2">12/1/10</text:p>
      <text:p text:style-name="P2">GMT -5.0:00</text:p>
      <text:p text:style-name="P2">Removing 1000 seconds</text:p>
      <text:p text:style-name="P2">Adding -1000 seconds</text:p>
      <text:p text:style-name="P2">The time is: 4:28:20</text:p>
      <text:p text:style-name="P2">12/1/10</text:p>
      <text:p text:style-name="P2">GMT -5.0:00</text:p>
      <text:p text:style-name="P2">Adding 1000 seconds</text:p>
      <text:p text:style-name="P2"></text:p>
      <text:p text:style-name="P2">Creating second BetterClock object</text:p>
      <text:p text:style-name="P2">The time is: 2:15:0</text:p>
      <text:p text:style-name="P2">2/1/10</text:p>
      <text:p text:style-name="P2">GMT -5.0:00</text:p>
      <text:p text:style-name="P2">The time differnce is: 0 years 10 months 0 days 2 hours 30 minutes 0 seconds </text:p>
      <text:p text:style-name="P2">4 and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1:53:26.893151407</meta:creation-date>
    <dc:date>2015-02-03T21:55:35.701513038</dc:date>
    <meta:editing-duration>P0D</meta:editing-duration>
    <meta:editing-cycles>1</meta:editing-cycles>
    <meta:document-statistic meta:table-count="0" meta:image-count="0" meta:object-count="0" meta:page-count="1" meta:paragraph-count="38" meta:word-count="104" meta:character-count="768" meta:non-whitespace-character-count="661"/>
    <meta:generator>LibreOffice/4.2.7.2$Linux_X86_64 LibreOffice_project/420m0$Build-2</meta:generator>
  </office:meta>
</office:document-meta>
</file>